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文泉驛微米黑" svg:font-family="文泉驛微米黑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" svg:font-family="Courier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 style:list-style-name="L1">
      <style:paragraph-properties fo:text-align="justify" style:justify-single-word="false" fo:orphans="0" fo:widows="0"/>
    </style:style>
    <style:style style:name="P3" style:family="paragraph" style:parent-style-name="Standard" style:list-style-name="L3">
      <style:paragraph-properties fo:text-align="justify" style:justify-single-word="false" fo:orphans="0" fo:widows="0"/>
    </style:style>
    <style:style style:name="P4" style:family="paragraph" style:parent-style-name="Standard">
      <style:text-properties fo:color="#000000" style:font-name-complex="Arial"/>
    </style:style>
    <style:style style:name="P5" style:family="paragraph" style:parent-style-name="Plain_20_Text">
      <style:text-properties style:font-name="Times New Roman" fo:font-size="11pt" style:font-name-asian="MS Mincho" style:font-size-asian="11pt" style:font-size-complex="11pt"/>
    </style:style>
    <style:style style:name="P6" style:family="paragraph" style:parent-style-name="Plain_20_Text">
      <style:text-properties style:font-name="Times New Roman" fo:font-size="11pt" style:font-size-asian="11pt" style:language-asian="zh" style:country-asian="TW" style:font-name-complex="F" style:font-size-complex="11pt"/>
    </style:style>
    <style:style style:name="P7" style:family="paragraph" style:parent-style-name="Plain_20_Text">
      <style:paragraph-properties fo:text-align="justify" style:justify-single-word="false"/>
      <style:text-properties style:font-name="Times New Roman" fo:font-size="11pt" style:font-size-asian="11pt" style:language-asian="zh" style:country-asian="TW" style:font-name-complex="F" style:font-size-complex="11pt"/>
    </style:style>
    <style:style style:name="P8" style:family="paragraph" style:parent-style-name="Plain_20_Text" style:list-style-name="WWNum3"/>
    <style:style style:name="P9" style:family="paragraph" style:parent-style-name="Plain_20_Text" style:list-style-name="WWNum4">
      <style:paragraph-properties fo:text-align="justify" style:justify-single-word="false"/>
    </style:style>
    <style:style style:name="P10" style:family="paragraph" style:parent-style-name="Plain_20_Text">
      <style:paragraph-properties fo:text-align="justify" style:justify-single-word="false" fo:orphans="0" fo:widows="0"/>
    </style:style>
    <style:style style:name="P11" style:family="paragraph" style:parent-style-name="Plain_20_Text">
      <style:paragraph-properties fo:margin-left="1.5in" fo:margin-right="0in" fo:text-align="justify" style:justify-single-word="false" fo:text-indent="0in" style:auto-text-indent="false"/>
    </style:style>
    <style:style style:name="P12" style:family="paragraph" style:parent-style-name="Plain_20_Text">
      <style:paragraph-properties fo:margin-left="1.5in" fo:margin-right="0in" fo:text-align="justify" style:justify-single-word="false" fo:orphans="0" fo:widows="0" fo:text-indent="0in" style:auto-text-indent="false"/>
    </style:style>
    <style:style style:name="P13" style:family="paragraph" style:parent-style-name="Plain_20_Text" style:master-page-name="Standard">
      <style:paragraph-properties style:page-number="auto"/>
    </style:style>
    <style:style style:name="T1" style:family="text">
      <style:text-properties fo:font-size="12pt" fo:font-weight="bold" style:font-name-asian="MS Mincho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name-asian="MS Mincho" style:font-size-asian="12pt" style:font-weight-asian="bold" style:font-weight-complex="bold"/>
    </style:style>
    <style:style style:name="T3" style:family="text">
      <style:text-properties fo:font-size="12pt" fo:font-weight="bold" style:font-size-asian="12pt" style:language-asian="zh" style:country-asian="TW" style:font-weight-asian="bold" style:font-size-complex="12pt" style:font-weight-complex="bold"/>
    </style:style>
    <style:style style:name="T4" style:family="text">
      <style:text-properties fo:font-size="12pt" fo:font-weight="bold" style:font-size-asian="12pt" style:language-asian="zh" style:country-asian="TW" style:font-weight-asian="bold" style:font-weight-complex="bold"/>
    </style:style>
    <style:style style:name="T5" style:family="text">
      <style:text-properties style:language-asian="zh" style:country-asian="TW"/>
    </style:style>
    <style:style style:name="T6" style:family="text">
      <style:text-properties style:language-asian="zh" style:country-asian="TW" style:font-name-complex="Courier"/>
    </style:style>
    <style:style style:name="T7" style:family="text">
      <style:text-properties style:font-name="Times New Roman" fo:font-size="11pt" style:font-size-asian="11pt" style:language-asian="zh" style:country-asian="TW" style:font-size-complex="11pt"/>
    </style:style>
    <style:style style:name="T8" style:family="text">
      <style:text-properties style:font-name="Times New Roman" fo:font-size="11pt" style:font-size-asian="11pt" style:language-asian="zh" style:country-asian="TW" style:font-name-complex="F" style:font-size-complex="11pt"/>
    </style:style>
    <style:style style:name="T9" style:family="text">
      <style:text-properties style:font-name="Times New Roman" fo:font-size="11pt" style:font-size-asian="11pt" style:language-asian="zh" style:country-asian="TW" style:font-name-complex="Courier" style:font-size-complex="11pt"/>
    </style:style>
    <style:style style:name="T10" style:family="text">
      <style:text-properties style:font-name="Times New Roman" fo:font-size="11pt" style:font-name-asian="MS Mincho" style:font-size-asian="11pt" style:font-size-complex="11pt"/>
    </style:style>
    <style:style style:name="T11" style:family="text">
      <style:text-properties style:font-name="Times New Roman" fo:font-size="11pt" fo:font-weight="bold" style:font-name-asian="MS Mincho" style:font-size-asian="11pt" style:font-weight-asian="bold" style:font-size-complex="11pt" style:font-weight-complex="bold"/>
    </style:style>
    <style:style style:name="T12" style:family="text">
      <style:text-properties style:font-name="Times New Roman" fo:font-size="11pt" fo:font-weight="bold" style:font-size-asian="11pt" style:language-asian="zh" style:country-asian="TW" style:font-weight-asian="bold" style:font-size-complex="11pt" style:font-weight-complex="bold"/>
    </style:style>
    <style:style style:name="T13" style:family="text">
      <style:text-properties fo:color="#ff0000" fo:font-size="14pt" style:font-size-asian="14pt" style:font-size-complex="14pt"/>
    </style:style>
    <style:style style:name="T14" style:family="text">
      <style:text-properties fo:color="#000000" style:font-name-complex="Ari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Assignment </text:span><text:span text:style-name="T3">2:</text:span><text:span text:style-name="T1"> Scanner and Symbol Table </text:span></text:p>
      <text:p text:style-name="Plain_20_Text"><text:span text:style-name="T1">(Posted on </text:span><text:span text:style-name="T3">10</text:span><text:span text:style-name="T1">/</text:span><text:span text:style-name="T3">09/2015</text:span><text:span text:style-name="T1">, Due </text:span><text:span text:style-name="T3">10</text:span><text:span text:style-name="T1">/</text:span><text:span text:style-name="T3">23/2015</text:span><text:bookmark text:name="_GoBack"/><text:span text:style-name="T1"> 9:59PM)</text:span></text:p>
      <text:p text:style-name="Plain_20_Text"><text:tab/><text:tab/><text:span text:style-name="T4"><text:tab/></text:span></text:p>
      <text:p text:style-name="P1"><text:span text:style-name="T5">C-- scanner</text:span></text:p>
      <text:p text:style-name="P1"><text:span text:style-name="T5">use basic symbol table manipulation routines (lookup(), insertID() and printSymTab()) provided to handle all identifiers. </text:span></text:p>
      <text:list xml:id="list1744411548" text:style-name="L1">
        <text:list-item>
          <text:p text:style-name="P2"><text:span text:style-name="T5">operators, 2) separators, 3) identifiers, 4) reserved words and 5) constants</text:span></text:p>
        </text:list-item>
      </text:list>
      <text:p text:style-name="P1">Comments are considered as white spaces, and should be stripped off</text:p>
      <text:p text:style-name="P1"><text:span text:style-name="T5">required to</text:span> define <text:span text:style-name="T5">comments</text:span> as a token, just to practice RE writing skills</text:p>
      <text:p text:style-name="P1"><text:span text:style-name="T5"/></text:p>
      <text:p text:style-name="P1"><text:span text:style-name="T5">only </text:span>needs to <text:span text:style-name="T5">handle </text:span>the following <text:span text:style-name="T5">jobs</text:span>:</text:p>
      <text:list xml:id="list1672834792" text:style-name="L3">
        <text:list-item>
          <text:p text:style-name="P3"><text:span text:style-name="T7">Print each </text:span><text:span text:style-name="T10">comment</text:span><text:span text:style-name="T8"> captured by your token RE (regular expression</text:span></text:p>
        </text:list-item>
        <text:list-item>
          <text:p text:style-name="P3"><text:span text:style-name="T7">Print t</text:span><text:span text:style-name="T10">he frequenc</text:span><text:span text:style-name="T7">y</text:span><text:span text:style-name="T10"> of each identifier</text:span></text:p>
        </text:list-item>
      </text:list>
      <text:p text:style-name="P10"><text:span text:style-name="T5"/></text:p>
      <text:list xml:id="list846760605" text:style-name="WWNum4">
        <text:list-item>
          <text:p text:style-name="P9"><text:span text:style-name="T10">It is required that the outputs be sorted. You could simply use the strcmp library function to do the sorting</text:span></text:p>
        </text:list-item>
        <text:list-item>
          <text:p text:style-name="P9"><text:span text:style-name="T10">the entire " </text:span><text:span text:style-name="T7">(double quote) </text:span><text:span text:style-name="T10">delimited string is treated as a single token i.e. a string constant. In the case of some unknown tokens, </text:span><text:span text:style-name="T11">your scanner should issue an error message, </text:span><text:span text:style-name="T12">and </text:span><text:span text:style-name="T11">print out the unrecognized token, </text:span><text:span text:style-name="T12">then </text:span><text:span text:style-name="T11">exit</text:span><text:span text:style-name="T10">.</text:span></text:p>
        </text:list-item>
        <text:list-item>
          <text:p text:style-name="P9"><text:span text:style-name="T11">names will not exceed 64 characters</text:span><text:span text:style-name="T10">. However, the </text:span><text:span text:style-name="T11">number of distinct identifiers should not be limited</text:span><text:span text:style-name="T10">.</text:span></text:p>
        </text:list-item>
        <text:list-item>
          <text:p text:style-name="P9"><text:span text:style-name="T7">In the hw2 <text:s/>directory</text:span><text:span text:style-name="T6"> </text:span><text:span text:style-name="T9">you may find the following files:</text:span></text:p>
        </text:list-item>
      </text:list>
      <text:p text:style-name="P11"><text:span text:style-name="T9">1) src/lexer.l<text:tab/><text:tab/>the lex template code that you may start with</text:span></text:p>
      <text:p text:style-name="P11"><text:span text:style-name="T9">2) src/symboltable.c<text:tab/>contains symbol table manipulation routines</text:span></text:p>
      <text:p text:style-name="P11"><text:span text:style-name="T9">3) src/header.h<text:tab/><text:tab/>contains a sample symbol table structure</text:span></text:p>
      <text:p text:style-name="P11"><text:span text:style-name="T9">4) src/Makefile</text:span></text:p>
      <text:p text:style-name="P11"><text:span text:style-name="T9">5) test/<text:tab/><text:tab/><text:tab/>a test directory containing some sample tests</text:span></text:p>
      <text:p text:style-name="P12"><text:span text:style-name="T9">6) tar.sh<text:tab/><text:tab/>package script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"><text:span text:style-name="T5">In this assignment, </text:span>you are required to write a C-- scanner <text:span text:style-name="T5">(The language C-- has been posted on the class website) </text:span>using the Lex/Flex scanner generator tool. You are also required to <text:span text:style-name="T5">use </text:span>basic symbol table manipulation routines (<text:span text:style-name="T5">lookup(), insertID() and printSymTab()) provided </text:span>to handle <text:span text:style-name="T5">all </text:span>identifiers. Tokens <text:span text:style-name="T5">to be scanned by your scanner </text:span>are all valid symbols that you <text:span text:style-name="T5">w</text:span>ould expect to see in a C-- program. There are five classes of tokens<text:span text:style-name="T5"> to be handled</text:span>: 1) operators, 2) separators, 3) identifiers, 4) reserved words and 5) constants<text:span text:style-name="T5"> (See the C-- specification for the five classes of tokens)</text:span>. Comments are considered as white spaces, and should be stripped off<text:span text:style-name="T5">. However, in this assignment, </text:span>you <text:span text:style-name="T5">are required to</text:span> define <text:span text:style-name="T5">comments</text:span> as a token, just to practice RE writing skills. The rules for token definitions can be derived from the description of the C-- language. <text:span text:style-name="T5">Although y</text:span>our <text:span text:style-name="T5">scanner should be designed to work with your parser (which will be implemented in assignment#3), in this assignment, your scanner</text:span> <text:span text:style-name="T5">only </text:span>needs to <text:span text:style-name="T5">handle </text:span>the following <text:span text:style-name="T5">jobs</text:span>:</text:p>
      <text:p text:style-name="P5"/>
      <text:list xml:id="list1261199751" text:style-name="WWNum3">
        <text:list-item>
          <text:p text:style-name="P8"><text:span text:style-name="T7">Print each </text:span><text:span text:style-name="T10">comment</text:span><text:span text:style-name="T8"> captured by your token RE (regular expression).</text:span></text:p>
        </text:list-item>
        <text:list-item>
          <text:p text:style-name="P8"><text:span text:style-name="T7">Print t</text:span><text:span text:style-name="T10">he frequenc</text:span><text:span text:style-name="T7">y</text:span><text:span text:style-name="T10"> of each identifier</text:span></text:p>
        </text:list-item>
      </text:list>
      <text:p text:style-name="P5"/>
      <text:p text:style-name="Plain_20_Text"><text:span text:style-name="T10">An example program is shown below along with </text:span><text:span text:style-name="T7">the results</text:span><text:span text:style-name="T10"> that </text:span><text:span text:style-name="T7">your</text:span><text:span text:style-name="T10"> scanner </text:span><text:span text:style-name="T7">is expected to</text:span><text:span text:style-name="T10"> </text:span><text:span text:style-name="T7">print out</text:span><text:span text:style-name="T10">. </text:span></text:p>
      <text:p text:style-name="P6"><text:soft-page-break/></text:p>
      <text:p text:style-name="Plain_20_Text"><text:span text:style-name="T8">=============program start===============</text:span></text:p>
      <text:p text:style-name="Plain_20_Text"><text:span text:style-name="T10">int main()</text:span></text:p>
      <text:p text:style-name="Plain_20_Text"><text:span text:style-name="T10">{</text:span></text:p>
      <text:p text:style-name="Plain_20_Text"><text:span text:style-name="T10">/* 1: this is</text:span><text:span text:style-name="T8"> *</text:span><text:span text:style-name="T10"> just a </text:span><text:span text:style-name="T8">/ </text:span><text:span text:style-name="T10">sample */</text:span></text:p>
      <text:p text:style-name="Plain_20_Text"><text:span text:style-name="T10">int n;</text:span></text:p>
      <text:p text:style-name="Plain_20_Text"><text:span text:style-name="T10">int abc, def</text:span><text:span text:style-name="T7">, main_1</text:span><text:span text:style-name="T10">;</text:span></text:p>
      <text:p text:style-name="Plain_20_Text"><text:span text:style-name="T10">int a1;</text:span></text:p>
      <text:p text:style-name="Plain_20_Text"><text:span text:style-name="T10">float b1</text:span><text:span text:style-name="T7">, z_123_x_45</text:span><text:span text:style-name="T10">;</text:span></text:p>
      <text:p text:style-name="Plain_20_Text"><text:span text:style-name="T10">write("Enter a number");</text:span></text:p>
      <text:p text:style-name="P5"/>
      <text:p text:style-name="Plain_20_Text"><text:span text:style-name="T10">/* 2: this is a 3-line</text:span></text:p>
      <text:p text:style-name="Plain_20_Text"><text:span text:style-name="T10"><text:s/><text:tab/>comment</text:span></text:p>
      <text:p text:style-name="Plain_20_Text"><text:span text:style-name="T10">*/</text:span></text:p>
      <text:p text:style-name="Plain_20_Text"><text:span text:style-name="T10">n = read();</text:span></text:p>
      <text:p text:style-name="Plain_20_Text"><text:span text:style-name="T10">abc = n + 1;</text:span></text:p>
      <text:p text:style-name="Plain_20_Text"><text:span text:style-name="T10">def = abc * abc;</text:span></text:p>
      <text:p text:style-name="Plain_20_Text"><text:span text:style-name="T10">write(def); /* 3: this is /* the end ***/</text:span></text:p>
      <text:p text:style-name="Plain_20_Text"><text:span text:style-name="T10">}</text:span></text:p>
      <text:p text:style-name="Plain_20_Text"><text:span text:style-name="T8">=============program end===============</text:span></text:p>
      <text:p text:style-name="Plain_20_Text"><text:span text:style-name="T10">The output </text:span><text:span text:style-name="T7">from your scanner </text:span><text:span text:style-name="T10">looks like </text:span><text:span text:style-name="T7">the </text:span><text:span text:style-name="T10">following:</text:span></text:p>
      <text:p text:style-name="P5"/>
      <text:p text:style-name="Plain_20_Text"><text:span text:style-name="T10">/* 1: this is </text:span><text:span text:style-name="T8">* </text:span><text:span text:style-name="T10">just a </text:span><text:span text:style-name="T8">/ </text:span><text:span text:style-name="T10">sample */</text:span></text:p>
      <text:p text:style-name="Plain_20_Text"><text:span text:style-name="T10">/* 2: this is a 3-line</text:span></text:p>
      <text:p text:style-name="Plain_20_Text"><text:span text:style-name="T10"><text:s/><text:tab/>comment</text:span></text:p>
      <text:p text:style-name="Plain_20_Text"><text:span text:style-name="T10">*/</text:span></text:p>
      <text:p text:style-name="Plain_20_Text"><text:span text:style-name="T10">/* 3: this is /* the end ***/</text:span></text:p>
      <text:p text:style-name="P5"/>
      <text:p text:style-name="Plain_20_Text"><text:span text:style-name="T10">Frequency of identifiers:</text:span></text:p>
      <text:p text:style-name="Plain_20_Text"><text:span text:style-name="T10">a1<text:tab/><text:tab/>1</text:span></text:p>
      <text:p text:style-name="Plain_20_Text"><text:span text:style-name="T10">abc<text:tab/><text:tab/>4</text:span></text:p>
      <text:p text:style-name="Plain_20_Text"><text:span text:style-name="T10">b1<text:tab/><text:tab/>1</text:span></text:p>
      <text:p text:style-name="Plain_20_Text"><text:span text:style-name="T10">def<text:tab/><text:tab/>3</text:span></text:p>
      <text:p text:style-name="Plain_20_Text"><text:span text:style-name="T10">main<text:tab/><text:tab/>1</text:span></text:p>
      <text:p text:style-name="Plain_20_Text"><text:span text:style-name="T10">main</text:span><text:span text:style-name="T7">_1</text:span><text:span text:style-name="T10"><text:tab/></text:span><text:span text:style-name="T7"><text:tab/></text:span><text:span text:style-name="T10">1</text:span></text:p>
      <text:p text:style-name="Plain_20_Text"><text:span text:style-name="T10">n<text:tab/><text:tab/>3</text:span></text:p>
      <text:p text:style-name="Plain_20_Text"><text:span text:style-name="T10">read<text:tab/><text:tab/>1</text:span></text:p>
      <text:p text:style-name="Plain_20_Text"><text:span text:style-name="T10">write<text:tab/><text:tab/>2</text:span></text:p>
      <text:p text:style-name="Plain_20_Text"><text:span text:style-name="T7">z_123_x_45<text:tab/>1</text:span></text:p>
      <text:p text:style-name="P5"/>
      <text:p text:style-name="P5"/>
      <text:p text:style-name="Plain_20_Text"><text:span text:style-name="T10">Note: </text:span></text:p>
      <text:list xml:id="list1538899354" text:continue-list="list846760605" text:style-name="WWNum4">
        <text:list-item>
          <text:p text:style-name="P9"><text:span text:style-name="T10">It is required that the outputs be sorted. You could simply use the strcmp library function to do the sorting. In this assignment, the entire " </text:span><text:span text:style-name="T7">(double quote) </text:span><text:span text:style-name="T10">delimited string is treated as a single token i.e. a string constant. In the case of some unknown tokens, your scanner should issue an error message, </text:span><text:span text:style-name="T7">and </text:span><text:span text:style-name="T10">print out the unrecognized token, </text:span><text:span text:style-name="T7">then </text:span><text:span text:style-name="T10">exit.</text:span></text:p>
        </text:list-item>
        <text:list-item>
          <text:p text:style-name="P9"><text:span text:style-name="T10">You may assume the identifier names will not exceed 64 characters. However, the number of distinct identifiers should not be limited.</text:span></text:p>
        </text:list-item>
        <text:list-item>
          <text:p text:style-name="P9"><text:span text:style-name="T7">In the hw2 <text:s/>directory</text:span><text:span text:style-name="T6"> </text:span><text:span text:style-name="T9">you may find the following files:</text:span></text:p>
        </text:list-item>
      </text:list>
      <text:p text:style-name="P11"><text:span text:style-name="T9">1) src/lexer.l<text:tab/><text:tab/>the lex template code that you may start with</text:span></text:p>
      <text:p text:style-name="P11"><text:soft-page-break/><text:span text:style-name="T9">2) src/symboltable.c<text:tab/>contains symbol table manipulation routines</text:span></text:p>
      <text:p text:style-name="P11"><text:span text:style-name="T9">3) src/header.h<text:tab/><text:tab/>contains a sample symbol table structure</text:span></text:p>
      <text:p text:style-name="P11"><text:span text:style-name="T9">4) src/Makefile</text:span></text:p>
      <text:p text:style-name="P11"><text:span text:style-name="T9">5) test/<text:tab/><text:tab/><text:tab/>a test directory containing some sample tests</text:span></text:p>
      <text:p text:style-name="P11"><text:span text:style-name="T9">6) tar.sh<text:tab/><text:tab/>package script</text:span></text:p>
      <text:p text:style-name="P7"/>
      <text:p text:style-name="P7"/>
      <text:p text:style-name="Standard"><text:span text:style-name="T13">Submission requirements:</text:span></text:p>
      <text:p text:style-name="Standard">1) DO NOT change the executable name (<text:span text:style-name="T5">scanner</text:span>).</text:p>
      <text:p text:style-name="Standard">2) Use the script file “tar.sh” to package your assignment into a single file. Then upload your packaged assignment to Ceiba.</text:p>
      <text:p text:style-name="Standard"/>
      <text:p text:style-name="Standard">Usage: ./tar.sh source_directory studentID1_studentID2 (all student IDs in your team) version_number</text:p>
      <text:p text:style-name="Standard">Example: ./tar.sh hw 12345_12346 ver1</text:p>
      <text:p text:style-name="Standard">Output: <text:span text:style-name="T14">12345_12346_ver1.tar.bz2 (submit this file)</text:span></text:p>
      <text:p text:style-name="P4"/>
      <text:p text:style-name="Standard"><text:span text:style-name="T14">3) We grade the assignments on the linux1 server. Before summiting your assignment, you should make sure your version works fine on linux1.</text:span></text:p>
      <text:p text:style-name="Standard"/>
      <text:p text:style-name="Standard">If you need to make changes to your submitted files, you may submit a new version before the deadline.</text:p>
      <text:p text:style-name="Plain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文泉驛微米黑" svg:font-family="文泉驛微米黑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" svg:font-family="Courier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zh" style:country-asian="TW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PMingLiU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in_20_Text" style:display-name="Plain Text" style:family="paragraph" style:parent-style-name="Standard" style:default-outline-level="">
      <style:text-properties style:font-name="Courier New" fo:font-size="10pt" style:font-size-asian="10pt" style:font-name-complex="Courier New1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language-asian="en" style:country-asian="US"/>
    </style:style>
    <style:style style:name="Footer_20_Char" style:display-name="Footer Char" style:family="text" style:parent-style-name="Default_20_Paragraph_20_Font">
      <style:text-properties style:language-asian="en" style:country-asian="U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su</meta:initial-creator>
    <dc:creator>HCL </dc:creator>
    <meta:editing-cycles>20</meta:editing-cycles>
    <meta:print-date>2004-02-09T10:01:00</meta:print-date>
    <meta:creation-date>2013-03-21T08:24:00</meta:creation-date>
    <dc:date>2015-10-12T16:08:27</dc:date>
    <meta:editing-duration>PT4M3S</meta:editing-duration>
    <meta:generator>LibreOffice/3.5$Linux_x86 LibreOffice_project/350m1$Build-2</meta:generator>
    <meta:document-statistic meta:table-count="0" meta:image-count="0" meta:object-count="0" meta:page-count="3" meta:paragraph-count="78" meta:word-count="781" meta:character-count="4650" meta:non-whitespace-character-count="3926"/>
    <meta:user-defined meta:name="AppVersion">15.0000</meta:user-defined>
    <meta:user-defined meta:name="Company">University of Minnesot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